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06bcf7" officeooo:paragraph-rsid="0006bcf7"/>
    </style:style>
    <style:style style:name="P2" style:family="paragraph" style:parent-style-name="Text_20_body" style:list-style-name="L1">
      <style:text-properties fo:font-weight="bold" officeooo:rsid="0006bcf7" officeooo:paragraph-rsid="0006bcf7" style:font-weight-asian="bold" style:font-weight-complex="bold"/>
    </style:style>
    <style:style style:name="P3" style:family="paragraph" style:parent-style-name="Text_20_body" style:list-style-name="L1">
      <style:text-properties fo:font-weight="bold" officeooo:rsid="000726bb" officeooo:paragraph-rsid="000726bb" style:font-weight-asian="bold" style:font-weight-complex="bold"/>
    </style:style>
    <style:style style:name="P4" style:family="paragraph" style:parent-style-name="Title">
      <style:text-properties officeooo:rsid="0006bcf7" officeooo:paragraph-rsid="0006bcf7"/>
    </style:style>
    <style:style style:name="T1" style:family="text">
      <style:text-properties officeooo:rsid="000726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9933" loext:opacity="100%"/>
    </style:style>
    <style:style style:name="T4" style:family="text">
      <style:text-properties fo:color="#009933" loext:opacity="100%" officeooo:rsid="000726b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6 A review of a computer game</text:p>
      <text:p text:style-name="P1"/>
      <text:h text:style-name="Heading_20_4" text:outline-level="4">1 Read the game review and answer the question.</text:h>
      <text:list text:style-name="L1">
        <text:list-item>
          <text:p text:style-name="P2">What is the name of the game?<text:line-break/><text:span text:style-name="T3">The name is Wizarding Empires.</text:span></text:p>
        </text:list-item>
        <text:list-item>
          <text:p text:style-name="P2">What is the objective of the game?<text:line-break/><text:span text:style-name="T3">The objective is build the best empire.</text:span></text:p>
        </text:list-item>
        <text:list-item>
          <text:p text:style-name="P2">What equipment do you need of the game?<text:line-break/><text:span text:style-name="T4">You need goggles and a motion hand-held controller.</text:span></text:p>
        </text:list-item>
        <text:list-item>
          <text:p text:style-name="P3">What is the disadvantage of the game?<text:line-break/><text:span text:style-name="T3">Disadvantage is its price, it is very expensiv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12:53:18.353972777</meta:creation-date>
    <dc:date>2023-11-19T13:03:50.834620931</dc:date>
    <meta:editing-duration>PT4M52S</meta:editing-duration>
    <meta:editing-cycles>1</meta:editing-cycles>
    <meta:document-statistic meta:table-count="0" meta:image-count="0" meta:object-count="0" meta:page-count="1" meta:paragraph-count="6" meta:word-count="77" meta:character-count="396" meta:non-whitespace-character-count="329"/>
    <meta:generator>LibreOffice/7.6.2.1$Linux_X86_64 LibreOffice_project/60$Build-1</meta:generator>
  </office:meta>
</office:document-meta>
</file>